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010d604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bold" officeooo:paragraph-rsid="0010d604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10d604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10d604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2pt" fo:font-style="italic" fo:font-weight="normal" fo:background-color="transparent" loext:char-shading-value="0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za sistema:</text:p>
      <text:p text:style-name="P3"/>
      <text:p text:style-name="P4"><text:span text:style-name="T1"><text:tab/>Turističke agencije zahtevaju informacioni sistem kome treba posvetiti posebnu pažnju kako bi on bio odgovarajući. Procesi koji postoje u sklopu jedne turističke agencije su veoma složeni najpre zbog toga mora postojati interakcija između turističke agencije i prevoznika kao i turističe agencije i službe smeštaja, a takođe zbog različitih tipova aranžmana koji mogu da budu u ponudi jedne turističke agencije (kako individualnih, tako grupnih aranžmana, ekskurzija ...). Zadatak koji želimo da ispunimo jeste moguće unapređenje postojećih sistema i dodavanje nekih procesa poput </text:span><text:span text:style-name="T2">otkazivanja rezervacije preko sajta </text:span><text:span text:style-name="T1">koji nije tako čest u praksi</text:span><text:span text:style-name="T2">. </text:span></text:p>
      <text:p text:style-name="P1"><text:tab/>Ovaj rad je izrađen za kurs "Informacioni sistemi" na prvoj godini master studija Matematičkog fakulteta na studijskom programu "Informatika".</text:p>
      <text:p text:style-name="P3"/>
      <text:p text:style-name="P1"><text:tab/>U nastavku detaljnije ćemo opisati kako funkcionise turistička agencija sa svim akterima u njoj kao i sam informacioni sistem turističke agenci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22:02:53.484699108</meta:creation-date>
    <dc:date>2017-11-26T22:03:07.993076479</dc:date>
    <meta:editing-duration>PT14S</meta:editing-duration>
    <meta:editing-cycles>1</meta:editing-cycles>
    <meta:document-statistic meta:table-count="0" meta:image-count="0" meta:object-count="0" meta:page-count="1" meta:paragraph-count="4" meta:word-count="133" meta:character-count="954" meta:non-whitespace-character-count="821"/>
    <meta:generator>LibreOffice/5.1.6.2$Linux_X86_64 LibreOffice_project/10m0$Build-2</meta:generator>
  </office:meta>
</office:document-meta>
</file>